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T1" style:family="text">
      <style:text-properties fo:font-variant="normal" fo:text-transform="none" fo:color="#262626" style:font-name="Times New Roman" fo:font-size="12pt" fo:letter-spacing="normal" fo:font-style="normal" fo:font-weight="normal" style:font-size-asian="12pt" style:font-size-complex="12pt"/>
    </style:style>
    <style:style style:name="T2" style:family="text">
      <style:text-properties fo:font-size="14pt" style:font-size-asian="14pt" style:font-size-complex="14pt"/>
    </style:style>
    <style:style style:name="T3"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S551Q Assignment 1 Report</text:p>
      <text:p text:style-name="P2"/>
      <text:p text:style-name="P1"><text:span text:style-name="T2">Student ID: </text:span><text:span text:style-name="T1">52534952</text:span><text:span text:style-name="T3"> </text:span></text:p>
      <text:p text:style-name="P3"/>
      <text:p text:style-name="P3"/>
      <text:p text:style-name="P4">This project is apart of an assignment for CS551Q Enterprise Software Development. <text:s/>It is a Django and Python driven web application that imports data from an open dataset (specifically storing data relating to movies), to then display in a useful way to the end user, allowing them to filter and sort based on their specified criteria.</text:p>
      <text:p text:style-name="P4"/>
      <text:p text:style-name="P4">The scope of this project was determined by the assignment 1 briefing made available on Blackboard, and as such, I only implemented features that were explicitly asked for on that assignment brief. <text:s/>Thus, the scope was limited to creating a Django-driven web application, using a small dataset with 100-500 entries, alongside basic functionality to search through and list entries from this dataset.</text:p>
      <text:p text:style-name="P4"/>
      <text:p text:style-name="P4">Throughout the course of development, I encountered many difficulties. <text:s/>This was mainly due to my own inexperience with Django, as there are many interconnected parts that all need to work correctly, or else the entire application will break, or otherwise exhibit unexpected behaviour. <text:s/>This required extensive debugging, often throughout multiple different .py files, where the solution was not always obvious. <text:s/>For example, the assessment 1 helper made available in class, where the shopping items dataset did not have any missing data, every entry had every row filled in with appropriate information. <text:s/>However, the real world dataset that I used had some information missing for specific movie entries, requiring debugging to make it fit in and to import correctly from the offline CSV. <text:s/>However, the process as a whole was made easier by the materials available in the practicals, as well as the assessment 1 helper being available to reference from.</text:p>
      <text:p text:style-name="P4"/>
      <text:p text:style-name="P4">Future improvements could be made to the project. <text:s/>For example, it would be possible to incorporate a larger dataset, with more movie information stored within, looking at films over a wider range of time than just 2010 onwards. <text:s/>This would make the application more practical for real world scenarios, where it may be necessary to analyze changing trends and financial data in the movie industry over time. <text:s/>In addition to this, it would also be possible to incorporate related tables into the dataset, as I was unable to implement this during the development of this project.</text:p>
      <text:p text:style-name="P4"/>
      <text:p text:style-name="P4">It would also be possible to implement more filtering options for viewing the data. <text:s/>For example, it would be possible to implement features that would allow users to sort the dataset by genre, IMDB ratings, MetaCritic ratings, budget, domestic box office sales and international box office sales. <text:s/>These new filtering options would be especially useful if implemented alongside a larger dataset, as navigating and analyzing a large dataset with more than 1000 entries would be very awkward and unwieldy if the filtering and search features were lacking.</text:p>
      <text:p text:style-name="P4"/>
      <text:p text:style-name="P4"/>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19M45S</meta:editing-duration>
    <meta:editing-cycles>4</meta:editing-cycles>
    <meta:generator>OpenOffice/4.1.16$Win32 OpenOffice.org_project/4116m3$Build-9816</meta:generator>
    <dc:date>2026-04-22T21:44:17.26</dc:date>
    <meta:document-statistic meta:table-count="0" meta:image-count="0" meta:object-count="0" meta:page-count="1" meta:paragraph-count="8" meta:word-count="458" meta:character-count="2869"/>
    <meta:user-defined meta:name="Info 1"/>
    <meta:user-defined meta:name="Info 2"/>
    <meta:user-defined meta:name="Info 3"/>
    <meta:user-defined meta:name="Info 4"/>
  </office:meta>
</office:document-meta>
</file>